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C0000000C87F35587DE96D222.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Source Sans Pro" svg:font-family="'Source Sans Pro', Arial, sans-serif"/>
    <style:font-face style:name="monospace" svg:font-family="monospace"/>
    <style:font-face style:name="FreeSans1" svg:font-family="FreeSans" style:font-family-generic="swiss"/>
    <style:font-face style:name="Helvetica1" svg:font-family="Helvetica, Arial,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start" style:justify-single-word="false"/>
      <style:text-properties fo:font-variant="normal" fo:text-transform="none" fo:color="#4d4d4d" style:font-name="Helvetica" fo:font-size="12pt" fo:letter-spacing="normal" fo:font-style="normal" fo:font-weight="normal" officeooo:rsid="000c23ae" officeooo:paragraph-rsid="000c23ae"/>
    </style:style>
    <style:style style:name="P2" style:family="paragraph" style:parent-style-name="Standard">
      <style:paragraph-properties fo:line-height="115%" fo:text-align="start" style:justify-single-word="false"/>
    </style:style>
    <style:style style:name="P3" style:family="paragraph" style:parent-style-name="Text_20_body">
      <style:text-properties fo:font-variant="normal" fo:text-transform="none" fo:color="#007826" style:font-name="Helvetica1" fo:font-size="14pt" fo:letter-spacing="normal" fo:font-style="normal" fo:font-weight="normal" officeooo:rsid="00128da4" officeooo:paragraph-rsid="00128da4" style:font-size-asian="14pt" style:font-weight-asian="normal" style:font-size-complex="14pt" style:font-weight-complex="normal"/>
    </style:style>
    <style:style style:name="P4" style:family="paragraph" style:parent-style-name="Text_20_body">
      <style:text-properties fo:font-variant="normal" fo:text-transform="none" fo:color="#0066cc" style:font-name="Helvetica1" fo:font-size="19.5pt" fo:letter-spacing="normal" fo:font-style="normal" fo:font-weight="bold"/>
    </style:style>
    <style:style style:name="P5" style:family="paragraph" style:parent-style-name="Text_20_body">
      <style:paragraph-properties fo:line-height="115%"/>
      <style:text-properties fo:text-transform="capitalize" fo:color="#0066cc" style:font-name="Helvetica" fo:font-size="14.25pt" fo:letter-spacing="normal" fo:font-style="normal" fo:font-weight="normal" officeooo:paragraph-rsid="00112586"/>
    </style:style>
    <style:style style:name="P6" style:family="paragraph" style:parent-style-name="Text_20_body">
      <style:paragraph-properties fo:line-height="115%"/>
      <style:text-properties fo:text-transform="capitalize" fo:color="#1c1c1c" style:font-name="Helvetica" fo:font-size="14.25pt" fo:letter-spacing="normal" fo:font-style="normal" fo:font-weight="normal" officeooo:paragraph-rsid="001254c5"/>
    </style:style>
    <style:style style:name="P7" style:family="paragraph" style:parent-style-name="Text_20_body">
      <style:text-properties officeooo:paragraph-rsid="00128da4"/>
    </style:style>
    <style:style style:name="P8" style:family="paragraph" style:parent-style-name="Text_20_body">
      <style:paragraph-properties fo:margin-left="0cm" fo:margin-right="0cm" fo:text-indent="0cm" style:auto-text-indent="false"/>
    </style:style>
    <style:style style:name="P9"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monospace" fo:font-size="12pt" fo:letter-spacing="normal" fo:font-style="normal" fo:font-weight="normal"/>
    </style:style>
    <style:style style:name="P10"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Helvetica1" fo:font-size="12pt" fo:letter-spacing="normal" fo:font-style="normal" fo:font-weight="normal"/>
    </style:style>
    <style:style style:name="P11"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fo:letter-spacing="normal"/>
    </style:style>
    <style:style style:name="P12" style:family="paragraph" style:parent-style-name="Preformatted_20_Text">
      <style:paragraph-properties fo:line-height="115%"/>
      <style:text-properties fo:font-variant="normal" fo:text-transform="none" fo:color="#444444" style:font-name="monospace" fo:font-size="12pt" fo:letter-spacing="normal" fo:font-style="normal" fo:font-weight="normal" officeooo:paragraph-rsid="00112586"/>
    </style:style>
    <style:style style:name="P13" style:family="paragraph" style:parent-style-name="Preformatted_20_Text">
      <style:text-properties fo:font-variant="normal" fo:text-transform="none" fo:color="#444444" style:font-name="monospace" fo:font-size="12pt" fo:letter-spacing="normal" fo:font-style="normal" fo:font-weight="normal" officeooo:rsid="00139ed6" officeooo:paragraph-rsid="00139ed6"/>
    </style:style>
    <style:style style:name="P14" style:family="paragraph" style:parent-style-name="Heading_20_1">
      <style:paragraph-properties fo:text-align="center" style:justify-single-word="false"/>
      <style:text-properties fo:font-variant="normal" fo:text-transform="none" fo:color="#0066cc" style:font-name="Source Sans Pro" fo:font-size="15pt" fo:letter-spacing="normal" fo:font-style="normal" style:text-underline-style="solid" style:text-underline-width="auto" style:text-underline-color="font-color" fo:font-weight="bold" style:font-size-asian="15pt" style:font-size-complex="15pt"/>
    </style:style>
    <style:style style:name="P15" style:family="paragraph" style:parent-style-name="Heading_20_3">
      <style:paragraph-properties fo:line-height="115%" fo:text-align="start" style:justify-single-word="false"/>
      <style:text-properties fo:font-variant="normal" fo:text-transform="none" fo:color="#4d4d4d" style:font-name="Helvetica" fo:font-size="12pt" fo:letter-spacing="normal" fo:font-style="normal" fo:font-weight="normal" officeooo:rsid="000c23ae" officeooo:paragraph-rsid="000c23ae"/>
    </style:style>
    <style:style style:name="P16" style:family="paragraph" style:parent-style-name="Heading_20_4">
      <style:paragraph-properties fo:line-height="115%"/>
      <style:text-properties fo:text-transform="capitalize" fo:color="#1c1c1c" style:font-name="Helvetica" fo:font-size="14.25pt" fo:letter-spacing="normal" fo:font-style="normal" fo:font-weight="normal" officeooo:paragraph-rsid="00112586"/>
    </style:style>
    <style:style style:name="P17" style:family="paragraph" style:parent-style-name="Heading_20_2">
      <style:text-properties fo:font-variant="normal" fo:text-transform="none" fo:color="#0066cc" style:font-name="Helvetica1" fo:font-size="14pt" fo:letter-spacing="normal" fo:font-style="normal" fo:font-weight="bold" style:font-size-asian="14pt" style:font-size-complex="14pt"/>
    </style:style>
    <style:style style:name="P18" style:family="paragraph" style:parent-style-name="Standard" style:list-style-name="L1">
      <style:paragraph-properties fo:line-height="115%" fo:text-align="start" style:justify-single-word="false"/>
      <style:text-properties fo:font-variant="normal" fo:text-transform="none" fo:color="#333333" style:font-name="Helvetica" fo:font-size="12pt" fo:letter-spacing="normal" fo:font-style="normal" fo:font-weight="normal" officeooo:paragraph-rsid="00089bf3"/>
    </style:style>
    <style:style style:name="P19" style:family="paragraph" style:parent-style-name="Standard">
      <style:paragraph-properties fo:line-height="115%" fo:text-align="start" style:justify-single-word="false"/>
      <style:text-properties fo:font-variant="normal" fo:text-transform="none" fo:color="#333333" style:font-name="Helvetica" fo:font-size="12pt" fo:letter-spacing="normal" fo:font-style="normal" fo:font-weight="normal" officeooo:paragraph-rsid="00089bf3"/>
    </style:style>
    <style:style style:name="P20" style:family="paragraph" style:parent-style-name="Standard">
      <style:paragraph-properties fo:line-height="115%" fo:text-align="start" style:justify-single-word="false"/>
      <style:text-properties fo:font-variant="normal" fo:text-transform="none" fo:color="#333333" style:font-name="Helvetica" fo:font-size="12pt" fo:letter-spacing="normal" fo:font-style="normal" fo:font-weight="normal" officeooo:paragraph-rsid="000b0d8d"/>
    </style:style>
    <style:style style:name="P21" style:family="paragraph" style:parent-style-name="Standard">
      <style:paragraph-properties fo:line-height="115%" fo:text-align="start" style:justify-single-word="false"/>
      <style:text-properties fo:font-variant="normal" fo:text-transform="none" fo:color="#333333" style:font-name="Helvetica" fo:font-size="12pt" fo:letter-spacing="normal" fo:font-style="normal" fo:font-weight="normal" officeooo:rsid="00089bf3" officeooo:paragraph-rsid="00089bf3"/>
    </style:style>
    <style:style style:name="P22" style:family="paragraph" style:parent-style-name="Standard">
      <style:paragraph-properties fo:line-height="115%" fo:text-align="start" style:justify-single-word="false"/>
      <style:text-properties fo:font-variant="normal" fo:text-transform="none" fo:color="#333333" style:font-name="Helvetica" fo:font-size="12pt" fo:letter-spacing="normal" fo:font-style="normal" fo:font-weight="normal" officeooo:rsid="000c23ae" officeooo:paragraph-rsid="000c23ae"/>
    </style:style>
    <style:style style:name="P23" style:family="paragraph" style:parent-style-name="Standard">
      <style:paragraph-properties fo:line-height="115%" fo:text-align="start" style:justify-single-word="false"/>
      <style:text-properties fo:font-variant="normal" fo:text-transform="none" fo:color="#333333" style:font-name="Helvetica" fo:font-size="14pt" fo:letter-spacing="normal" fo:font-style="normal" fo:font-weight="normal" officeooo:rsid="000c23ae" officeooo:paragraph-rsid="000c23ae" style:font-size-asian="14pt" style:font-size-complex="14pt"/>
    </style:style>
    <style:style style:name="P24" style:family="paragraph" style:parent-style-name="Standard" style:list-style-name="L2">
      <style:paragraph-properties fo:line-height="115%" fo:text-align="start" style:justify-single-word="false"/>
      <style:text-properties fo:font-variant="normal" fo:text-transform="none" fo:color="#4d4d4d" style:font-name="Helvetica" fo:font-size="12pt" fo:letter-spacing="normal" fo:font-style="normal" fo:font-weight="normal" officeooo:paragraph-rsid="00089bf3"/>
    </style:style>
    <style:style style:name="P25" style:family="paragraph" style:parent-style-name="Standard" style:list-style-name="L2">
      <style:paragraph-properties fo:line-height="115%" fo:text-align="start" style:justify-single-word="false"/>
      <style:text-properties fo:font-variant="normal" fo:text-transform="none" fo:color="#4d4d4d" style:font-name="Helvetica" fo:font-size="12pt" fo:letter-spacing="normal" fo:font-style="normal" fo:font-weight="normal" officeooo:paragraph-rsid="000b0d8d"/>
    </style:style>
    <style:style style:name="P26" style:family="paragraph" style:parent-style-name="Standard" style:list-style-name="L1">
      <style:paragraph-properties fo:line-height="115%" fo:text-align="start" style:justify-single-word="false"/>
      <style:text-properties fo:font-variant="normal" fo:text-transform="none" fo:color="#007826" style:font-name="Helvetica" fo:font-size="12pt" fo:letter-spacing="normal" fo:font-style="normal" fo:font-weight="normal" officeooo:paragraph-rsid="00089bf3"/>
    </style:style>
    <style:style style:name="P27" style:family="paragraph" style:parent-style-name="Text_20_body" style:list-style-name="L3">
      <style:text-properties fo:font-variant="normal" fo:text-transform="none" fo:color="#333333" style:font-name="Helvetica" fo:font-size="12pt" fo:letter-spacing="normal" fo:font-style="normal" fo:font-weight="normal"/>
    </style:style>
    <style:style style:name="P28" style:family="paragraph" style:parent-style-name="Text_20_body" style:list-style-name="L3">
      <style:text-properties fo:font-variant="normal" fo:text-transform="none" fo:color="#333333" style:font-name="Helvetica1" fo:font-size="12pt" fo:letter-spacing="normal" fo:font-style="normal" style:text-underline-style="none" fo:font-weight="normal" style:font-size-asian="12pt" style:font-size-complex="12pt"/>
    </style:style>
    <style:style style:name="P29" style:family="paragraph" style:parent-style-name="Text_20_body" style:list-style-name="L3">
      <style:text-properties fo:font-variant="normal" fo:text-transform="none" fo:color="#333333" style:font-name="Helvetica1" fo:font-size="12pt" fo:letter-spacing="normal" fo:font-style="normal" style:text-underline-style="none" fo:font-weight="normal" officeooo:paragraph-rsid="000c286f" style:font-size-asian="12pt" style:font-size-complex="12pt"/>
    </style:style>
    <style:style style:name="P30" style:family="paragraph" style:parent-style-name="Text_20_body">
      <style:paragraph-properties fo:line-height="115%" fo:text-align="start" style:justify-single-word="false"/>
      <style:text-properties fo:font-variant="normal" fo:text-transform="none" fo:color="#4d4d4d" style:font-name="Helvetica" fo:font-size="12pt" fo:letter-spacing="normal" fo:font-style="normal" fo:font-weight="normal" officeooo:rsid="000c23ae" officeooo:paragraph-rsid="001473ac"/>
    </style:style>
    <style:style style:name="P31" style:family="paragraph" style:parent-style-name="Text_20_body">
      <style:text-properties fo:font-variant="normal" fo:text-transform="none" fo:color="#4d4d4d" style:font-name="Helvetica" fo:font-size="12pt" fo:letter-spacing="normal" fo:font-style="normal" style:text-underline-style="none" fo:font-weight="normal"/>
    </style:style>
    <style:style style:name="P32" style:family="paragraph" style:parent-style-name="Text_20_body" style:list-style-name="L3">
      <style:text-properties fo:font-variant="normal" fo:text-transform="none" fo:color="#4d4d4d" style:font-name="Helvetica" fo:font-size="12pt" fo:letter-spacing="normal" fo:font-style="normal" style:text-underline-style="none" fo:font-weight="normal"/>
    </style:style>
    <style:style style:name="P33" style:family="paragraph" style:parent-style-name="Text_20_body" style:list-style-name="L3">
      <style:text-properties fo:font-variant="normal" fo:text-transform="none" fo:color="#4d4d4d" style:font-name="Helvetica" fo:font-size="12pt" fo:letter-spacing="normal" fo:font-style="normal" style:text-underline-style="none" fo:font-weight="normal" officeooo:rsid="001b5e01" officeooo:paragraph-rsid="001b5e01"/>
    </style:style>
    <style:style style:name="P34" style:family="paragraph" style:parent-style-name="Text_20_body" style:list-style-name="L3">
      <style:text-properties fo:font-variant="normal" fo:text-transform="none" fo:color="#007826" style:font-name="Helvetica1" fo:font-size="12pt" fo:letter-spacing="normal" fo:font-style="normal" fo:font-weight="normal" officeooo:paragraph-rsid="000c286f" style:font-size-asian="12pt" style:font-size-complex="12pt"/>
    </style:style>
    <style:style style:name="P35" style:family="paragraph" style:parent-style-name="Text_20_body">
      <style:paragraph-properties fo:line-height="115%"/>
      <style:text-properties fo:font-variant="normal" fo:text-transform="none" fo:color="#444444" style:font-name="Helvetica1" fo:font-size="12pt" fo:letter-spacing="normal" fo:font-style="normal" style:text-underline-style="none" fo:font-weight="normal" officeooo:rsid="001254c5" officeooo:paragraph-rsid="001254c5" style:font-size-asian="12pt" style:font-size-complex="12pt" loext:padding="0cm" loext:border="none"/>
    </style:style>
    <style:style style:name="P36" style:family="paragraph" style:parent-style-name="Text_20_body" style:list-style-name="L4">
      <style:paragraph-properties fo:orphans="2" fo:widows="2"/>
      <style:text-properties fo:font-variant="normal" fo:text-transform="none" fo:color="#222222" style:font-name="Source Sans Pro" fo:font-size="13.5pt" fo:letter-spacing="normal" fo:font-style="normal" fo:font-weight="normal"/>
    </style:style>
    <style:style style:name="P37" style:family="paragraph" style:parent-style-name="Text_20_body">
      <style:text-properties fo:font-variant="normal" fo:text-transform="none" fo:color="#222222" style:font-name="Helvetica1" fo:font-size="12pt" fo:letter-spacing="normal" fo:font-style="normal" fo:font-weight="normal" officeooo:rsid="00139ed6" officeooo:paragraph-rsid="00139ed6" style:font-size-asian="12pt" style:font-size-complex="12pt"/>
    </style:style>
    <style:style style:name="P38" style:family="paragraph" style:parent-style-name="Text_20_body">
      <style:text-properties fo:font-variant="normal" fo:text-transform="none" fo:color="#222222" style:font-name="Helvetica1" fo:font-size="12pt" fo:letter-spacing="normal" fo:font-style="normal" fo:font-weight="normal" officeooo:rsid="00128da4" officeooo:paragraph-rsid="00128da4" style:font-size-asian="12pt" style:font-size-complex="12pt"/>
    </style:style>
    <style:style style:name="P39" style:family="paragraph" style:parent-style-name="Text_20_body">
      <style:text-properties fo:font-variant="normal" fo:text-transform="none" fo:color="#1c1c1c" style:font-name="Helvetica1" fo:font-size="12pt" fo:letter-spacing="normal" fo:font-style="normal" fo:font-weight="bold" officeooo:rsid="00128da4" officeooo:paragraph-rsid="00128da4" style:font-size-asian="12pt" style:font-weight-asian="bold" style:font-size-complex="12pt" style:font-weight-complex="bold"/>
    </style:style>
    <style:style style:name="P40" style:family="paragraph" style:parent-style-name="Text_20_body" style:list-style-name="L3">
      <style:text-properties fo:font-variant="normal" fo:text-transform="none" fo:color="#800000" style:font-name="Helvetica" fo:font-size="12pt" fo:letter-spacing="normal" fo:font-style="normal" fo:font-weight="normal" officeooo:rsid="00155763" officeooo:paragraph-rsid="00155763"/>
    </style:style>
    <style:style style:name="P41" style:family="paragraph" style:parent-style-name="Text_20_body" style:list-style-name="L3">
      <style:text-properties fo:font-variant="normal" fo:text-transform="none" fo:color="#800000" style:font-name="Helvetica" fo:font-size="12pt" fo:letter-spacing="normal" fo:font-style="normal" fo:font-weight="normal" officeooo:rsid="00162e80" officeooo:paragraph-rsid="00162e80"/>
    </style:style>
    <style:style style:name="P42" style:family="paragraph" style:parent-style-name="Text_20_body">
      <style:text-properties fo:font-size="12pt" style:font-size-asian="12pt" style:font-size-complex="12pt"/>
    </style:style>
    <style:style style:name="P43" style:family="paragraph" style:parent-style-name="Text_20_body">
      <style:text-properties fo:font-size="12pt" officeooo:rsid="001254c5" officeooo:paragraph-rsid="001254c5" style:font-size-asian="12pt" style:font-size-complex="12pt"/>
    </style:style>
    <style:style style:name="P44" style:family="paragraph" style:parent-style-name="Text_20_body" style:list-style-name="L4">
      <style:paragraph-properties fo:margin-top="0cm" fo:margin-bottom="0cm" loext:contextual-spacing="false" fo:orphans="2" fo:widows="2"/>
      <style:text-properties fo:font-variant="normal" fo:text-transform="none" fo:color="#222222" style:font-name="Source Sans Pro" fo:font-size="13.5pt" fo:letter-spacing="normal" fo:font-style="normal" fo:font-weight="normal"/>
    </style:style>
    <style:style style:name="P45" style:family="paragraph" style:parent-style-name="Text_20_body" style:list-style-name="L4">
      <style:paragraph-properties fo:margin-top="0cm" fo:margin-bottom="0cm" loext:contextual-spacing="false" fo:orphans="2" fo:widows="2"/>
      <style:text-properties fo:font-variant="normal" fo:text-transform="none" fo:color="#222222" style:font-name="Source Sans Pro" fo:font-size="12pt" fo:letter-spacing="normal" fo:font-style="normal" fo:font-weight="normal" style:font-size-asian="12pt" style:font-size-complex="12pt"/>
    </style:style>
    <style:style style:name="P46" style:family="paragraph" style:parent-style-name="Preformatted_20_Text" style:list-style-name="L3">
      <style:text-properties fo:font-variant="normal" fo:text-transform="none" fo:color="#444444" style:font-name="monospace" fo:font-size="12pt" fo:letter-spacing="normal" fo:font-style="normal" fo:font-weight="normal" officeooo:paragraph-rsid="000c23ae"/>
    </style:style>
    <style:style style:name="P47" style:family="paragraph" style:parent-style-name="Preformatted_20_Text" style:list-style-name="L3">
      <style:paragraph-properties fo:line-height="115%"/>
      <style:text-properties fo:font-variant="normal" fo:text-transform="none" fo:color="#444444" style:font-name="monospace" fo:font-size="12pt" fo:letter-spacing="normal" fo:font-style="normal" fo:font-weight="normal" officeooo:paragraph-rsid="000f5b0f" style:font-size-asian="12pt" style:font-size-complex="12pt"/>
    </style:style>
    <style:style style:name="P48" style:family="paragraph" style:parent-style-name="Preformatted_20_Text" style:list-style-name="L3">
      <style:text-properties fo:font-variant="normal" fo:text-transform="none" fo:color="#444444" style:font-name="monospace" fo:font-size="11pt" fo:letter-spacing="normal" fo:font-style="normal" fo:font-weight="normal" officeooo:rsid="000c23ae" officeooo:paragraph-rsid="000dbdfe" style:font-size-asian="11pt" style:font-size-complex="11pt"/>
    </style:style>
    <style:style style:name="P49" style:family="paragraph" style:parent-style-name="Preformatted_20_Text">
      <style:text-properties fo:font-variant="normal" fo:text-transform="none" fo:color="#666600" style:font-name="monospace" fo:font-size="12pt" fo:letter-spacing="normal" fo:font-style="normal" style:text-underline-style="none" fo:font-weight="normal" loext:padding="0cm" loext:border="none"/>
    </style:style>
    <style:style style:name="P50" style:family="paragraph" style:parent-style-name="Preformatted_20_Text" style:list-style-name="L3">
      <style:text-properties fo:font-variant="normal" fo:text-transform="none" fo:color="#666600" style:font-name="monospace" fo:font-size="12pt" fo:letter-spacing="normal" fo:font-style="normal" style:text-underline-style="none" fo:font-weight="normal" officeooo:paragraph-rsid="000c23ae" loext:padding="0cm" loext:border="none"/>
    </style:style>
    <style:style style:name="P51" style:family="paragraph" style:parent-style-name="Preformatted_20_Text" style:list-style-name="L3">
      <style:paragraph-properties fo:line-height="115%"/>
      <style:text-properties fo:font-variant="normal" fo:text-transform="none" fo:color="#666600" style:font-name="monospace" fo:font-size="11pt" fo:letter-spacing="normal" fo:font-style="normal" style:text-underline-style="none" fo:font-weight="normal" officeooo:rsid="000c23ae" officeooo:paragraph-rsid="000dbdfe" style:font-size-asian="11pt" style:font-size-complex="11pt" loext:padding="0cm" loext:border="none"/>
    </style:style>
    <style:style style:name="P52" style:family="paragraph" style:parent-style-name="Preformatted_20_Text" style:list-style-name="L3">
      <style:paragraph-properties fo:line-height="115%"/>
      <style:text-properties fo:font-variant="normal" fo:text-transform="none" fo:color="#666600" style:font-name="Helvetica1" fo:font-size="12pt" fo:letter-spacing="normal" fo:font-style="normal" style:text-underline-style="none" fo:font-weight="normal" officeooo:paragraph-rsid="000f5b0f" style:font-size-asian="12pt" style:font-size-complex="12pt" loext:padding="0cm" loext:border="none"/>
    </style:style>
    <style:style style:name="P53" style:family="paragraph" style:parent-style-name="Preformatted_20_Text">
      <style:paragraph-properties fo:line-height="115%"/>
      <style:text-properties fo:font-variant="normal" fo:text-transform="none" fo:color="#666600" style:font-name="Helvetica1" fo:font-size="12pt" fo:letter-spacing="normal" fo:font-style="normal" style:text-underline-style="none" fo:font-weight="normal" officeooo:rsid="000c23ae" officeooo:paragraph-rsid="000c23ae" style:font-size-asian="12pt" style:font-size-complex="12pt" loext:padding="0cm" loext:border="none"/>
    </style:style>
    <style:style style:name="P54" style:family="paragraph" style:parent-style-name="Preformatted_20_Text" style:list-style-name="L3">
      <style:text-properties fo:font-variant="normal" fo:text-transform="none" fo:color="#333333" style:font-name="monospace" fo:font-size="12pt" fo:letter-spacing="normal" fo:font-style="normal" style:text-underline-style="none" fo:font-weight="normal" officeooo:rsid="000c23ae" officeooo:paragraph-rsid="000c23ae" loext:padding="0cm" loext:border="none"/>
    </style:style>
    <style:style style:name="P55" style:family="paragraph" style:parent-style-name="Preformatted_20_Text" style:list-style-name="L3">
      <style:paragraph-properties fo:line-height="115%"/>
      <style:text-properties fo:font-variant="normal" fo:text-transform="none" fo:color="#333333" style:font-name="Helvetica1" fo:font-size="12pt" fo:letter-spacing="normal" fo:font-style="normal" fo:font-weight="normal" officeooo:paragraph-rsid="001254c5"/>
    </style:style>
    <style:style style:name="P56" style:family="paragraph" style:parent-style-name="Preformatted_20_Text" style:list-style-name="L3">
      <style:paragraph-properties fo:line-height="115%"/>
      <style:text-properties fo:font-variant="normal" fo:text-transform="none" fo:color="#333333" style:font-name="Helvetica1" fo:font-size="12pt" fo:letter-spacing="normal" fo:font-style="normal" style:text-underline-style="none" fo:font-weight="normal" officeooo:rsid="000c23ae" officeooo:paragraph-rsid="000c23ae" style:font-size-asian="12pt" style:font-size-complex="12pt" loext:padding="0cm" loext:border="none"/>
    </style:style>
    <style:style style:name="P57" style:family="paragraph" style:parent-style-name="Preformatted_20_Text">
      <style:paragraph-properties fo:line-height="115%"/>
      <style:text-properties fo:font-variant="normal" fo:text-transform="none" fo:color="#333333" style:font-name="Helvetica1" fo:font-size="12pt" fo:letter-spacing="normal" fo:font-style="normal" style:text-underline-style="none" fo:font-weight="normal" officeooo:rsid="000c23ae" officeooo:paragraph-rsid="000c23ae" style:font-size-asian="12pt" style:font-size-complex="12pt" loext:padding="0cm" loext:border="none"/>
    </style:style>
    <style:style style:name="P58" style:family="paragraph" style:parent-style-name="Preformatted_20_Text">
      <style:paragraph-properties fo:line-height="115%"/>
      <style:text-properties fo:font-variant="normal" fo:text-transform="none" fo:color="#333333" style:font-name="Helvetica1" fo:font-size="12pt" fo:letter-spacing="normal" fo:font-style="normal" style:text-underline-style="none" fo:font-weight="normal" officeooo:rsid="000c23ae" officeooo:paragraph-rsid="001254c5" style:font-size-asian="12pt" style:font-size-complex="12pt" loext:padding="0cm" loext:border="none"/>
    </style:style>
    <style:style style:name="P59" style:family="paragraph" style:parent-style-name="Preformatted_20_Text" style:list-style-name="L3">
      <style:paragraph-properties fo:line-height="115%"/>
      <style:text-properties fo:font-variant="normal" fo:text-transform="none" fo:color="#333333" style:font-name="Helvetica1" fo:font-size="12pt" fo:letter-spacing="normal" fo:font-style="normal" style:text-underline-style="none" fo:font-weight="normal" officeooo:paragraph-rsid="000c23ae" style:font-size-asian="12pt" style:font-size-complex="12pt" loext:padding="0cm" loext:border="none"/>
    </style:style>
    <style:style style:name="P60" style:family="paragraph" style:parent-style-name="Preformatted_20_Text" style:list-style-name="L3">
      <style:paragraph-properties fo:line-height="115%"/>
      <style:text-properties fo:font-variant="normal" fo:text-transform="none" fo:color="#333333" style:font-name="Helvetica1" fo:font-size="12pt" fo:letter-spacing="normal" fo:font-style="normal" style:text-underline-style="none" fo:font-weight="normal" officeooo:rsid="0017ce70" officeooo:paragraph-rsid="0017ce70" style:font-size-asian="12pt" style:font-size-complex="12pt" loext:padding="0cm" loext:border="none"/>
    </style:style>
    <style:style style:name="P61" style:family="paragraph" style:parent-style-name="Preformatted_20_Text" style:list-style-name="L3">
      <style:paragraph-properties fo:line-height="115%"/>
      <style:text-properties fo:font-variant="normal" fo:text-transform="none" fo:color="#333333" style:font-name="Helvetica" fo:font-size="12pt" fo:letter-spacing="normal" fo:font-style="normal" fo:font-weight="normal" officeooo:rsid="001254c5" officeooo:paragraph-rsid="001254c5"/>
    </style:style>
    <style:style style:name="P62" style:family="paragraph" style:parent-style-name="Preformatted_20_Text" style:list-style-name="L3">
      <style:paragraph-properties fo:line-height="115%"/>
      <style:text-properties fo:font-variant="normal" fo:text-transform="none" fo:color="#333333" style:font-name="Helvetica" fo:font-size="12pt" fo:letter-spacing="normal" fo:font-style="normal" fo:font-weight="normal" officeooo:rsid="000f5b0f" officeooo:paragraph-rsid="000f5b0f"/>
    </style:style>
    <style:style style:name="P63" style:family="paragraph" style:parent-style-name="Preformatted_20_Text">
      <style:paragraph-properties fo:line-height="115%"/>
      <style:text-properties fo:font-variant="normal" fo:text-transform="none" fo:color="#0066cc" style:font-name="Helvetica1" fo:font-size="14pt" fo:letter-spacing="normal" fo:font-style="normal" style:text-underline-style="none" fo:font-weight="bold" officeooo:rsid="000f5b0f" officeooo:paragraph-rsid="000f5b0f" style:font-size-asian="14pt" style:font-weight-asian="bold" style:font-size-complex="14pt" style:font-weight-complex="bold" loext:padding="0cm" loext:border="none"/>
    </style:style>
    <style:style style:name="P64" style:family="paragraph" style:parent-style-name="Preformatted_20_Text" style:list-style-name="L3">
      <style:paragraph-properties fo:line-height="115%"/>
      <style:text-properties fo:font-variant="normal" fo:text-transform="none" fo:color="#4d4d4d" style:font-name="Helvetica" fo:font-size="12pt" fo:letter-spacing="normal" fo:font-style="normal" fo:font-weight="normal" officeooo:paragraph-rsid="000f5b0f"/>
    </style:style>
    <style:style style:name="P65" style:family="paragraph" style:parent-style-name="Preformatted_20_Text" style:list-style-name="L3">
      <style:paragraph-properties fo:line-height="115%"/>
      <style:text-properties fo:font-variant="normal" fo:text-transform="none" fo:color="#4d4d4d" style:font-name="Helvetica1" fo:font-size="12pt" fo:letter-spacing="normal" fo:font-style="normal" style:text-underline-style="none" fo:font-weight="normal" officeooo:rsid="000f5b0f" officeooo:paragraph-rsid="000f5b0f" style:font-size-asian="12pt" style:font-size-complex="12pt" loext:padding="0cm" loext:border="none"/>
    </style:style>
    <style:style style:name="P66" style:family="paragraph" style:parent-style-name="Preformatted_20_Text" style:list-style-name="L3">
      <style:paragraph-properties fo:line-height="115%"/>
      <style:text-properties officeooo:paragraph-rsid="000c23ae"/>
    </style:style>
    <style:style style:name="P67" style:family="paragraph" style:parent-style-name="Heading_20_4">
      <style:paragraph-properties fo:line-height="115%"/>
      <style:text-properties fo:text-transform="capitalize" fo:color="#0066cc" style:font-name="Helvetica1" fo:font-size="14.25pt" fo:letter-spacing="normal" fo:font-style="normal" style:text-underline-style="none" fo:font-weight="normal" officeooo:paragraph-rsid="00112586" style:font-size-asian="12pt" style:font-size-complex="12pt" loext:padding="0cm" loext:border="none"/>
    </style:style>
    <style:style style:name="T1" style:family="text">
      <style:text-properties fo:font-variant="normal" fo:text-transform="none" fo:color="#333333" style:font-name="Helvetica1" fo:font-size="12pt" fo:letter-spacing="normal" fo:font-style="normal" style:text-underline-style="none" fo:font-weight="normal" officeooo:rsid="000c23ae" style:font-size-asian="12pt" style:font-size-complex="12pt" loext:padding="0cm" loext:border="none"/>
    </style:style>
    <style:style style:name="T2" style:family="text">
      <style:text-properties fo:font-variant="normal" fo:text-transform="none" fo:color="#333333" style:font-name="Helvetica1" fo:font-size="12pt" fo:letter-spacing="normal" fo:font-style="normal" style:text-underline-style="none" fo:font-weight="normal" style:font-size-asian="12pt" style:font-size-complex="12pt" loext:padding="0cm" loext:border="none"/>
    </style:style>
    <style:style style:name="T3" style:family="text">
      <style:text-properties fo:font-variant="normal" fo:text-transform="none" fo:color="#333333" style:font-name="Helvetica1" fo:font-size="12pt" fo:letter-spacing="normal" fo:font-style="normal" style:text-underline-style="none" fo:font-weight="bold" style:font-size-asian="12pt" style:font-size-complex="12pt" loext:padding="0cm" loext:border="none"/>
    </style:style>
    <style:style style:name="T4" style:family="text">
      <style:text-properties fo:font-variant="normal" fo:text-transform="none" fo:color="#222222" style:font-name="Helvetica1" fo:font-size="12pt" fo:letter-spacing="normal" fo:font-style="normal" fo:font-weight="bold" style:font-size-asian="12pt" style:font-size-complex="12pt"/>
    </style:style>
    <style:style style:name="T5" style:family="text">
      <style:text-properties fo:font-variant="normal" fo:text-transform="none" fo:color="#222222" style:font-name="Helvetica1" fo:font-size="12pt" fo:letter-spacing="normal" fo:font-style="normal" fo:font-weight="normal" style:font-size-asian="12pt" style:font-size-complex="12pt"/>
    </style:style>
    <style:style style:name="T6" style:family="text">
      <style:text-properties fo:font-variant="normal" fo:text-transform="none" style:font-name="Helvetica1" fo:font-size="12pt" style:text-underline-style="none" officeooo:rsid="001254c5" style:font-size-asian="12pt" style:font-size-complex="12pt" loext:padding="0cm" loext:border="none"/>
    </style:style>
    <style:style style:name="T7" style:family="text">
      <style:text-properties fo:font-variant="normal" fo:text-transform="none" style:font-name="Helvetica1" fo:font-size="12pt" style:text-underline-style="none" style:font-size-asian="12pt" style:font-size-complex="12pt" loext:padding="0cm" loext:border="none"/>
    </style:style>
    <style:style style:name="T8" style:family="text">
      <style:text-properties fo:font-variant="normal" fo:text-transform="none" fo:color="#007826" style:font-name="Helvetica1" fo:font-size="12pt" fo:letter-spacing="normal" fo:font-style="normal" style:text-underline-style="none" fo:font-weight="normal" style:font-size-asian="12pt" style:font-size-complex="12pt" loext:padding="0cm" loext:border="none"/>
    </style:style>
    <style:style style:name="T9" style:family="text">
      <style:text-properties fo:font-variant="normal" fo:text-transform="none" fo:color="#007826" style:font-name="Helvetica1" fo:font-size="12pt" fo:letter-spacing="normal" fo:font-style="normal" style:text-underline-style="none" fo:font-weight="bold" style:font-size-asian="12pt" style:font-size-complex="12pt" loext:padding="0cm" loext:border="none"/>
    </style:style>
    <style:style style:name="T10" style:family="text">
      <style:text-properties fo:font-variant="normal" fo:text-transform="none" fo:color="#990000" style:font-name="Helvetica1" fo:font-size="12pt" fo:letter-spacing="normal" fo:font-style="normal" style:text-underline-style="none" fo:font-weight="bold" style:font-size-asian="12pt" style:font-size-complex="12pt" loext:padding="0cm" loext:border="none"/>
    </style:style>
    <style:style style:name="T11" style:family="text">
      <style:text-properties fo:font-variant="normal" fo:text-transform="none" fo:color="#990000" style:font-name="Helvetica1" fo:font-size="12pt" fo:letter-spacing="normal" fo:font-style="normal" style:text-underline-style="none" fo:font-weight="normal" style:font-size-asian="12pt" style:font-size-complex="12pt" loext:padding="0cm" loext:border="none"/>
    </style:style>
    <style:style style:name="T12" style:family="text">
      <style:text-properties fo:font-variant="normal" fo:text-transform="none" fo:color="#444444" style:font-name="Helvetica1" fo:font-size="12pt" style:text-underline-style="none" style:font-size-asian="12pt" style:font-size-complex="12pt" loext:padding="0cm" loext:border="none"/>
    </style:style>
    <style:style style:name="T13" style:family="text">
      <style:text-properties officeooo:rsid="00089bf3"/>
    </style:style>
    <style:style style:name="T14" style:family="text">
      <style:text-properties fo:color="#333333"/>
    </style:style>
    <style:style style:name="T15" style:family="text">
      <style:text-properties fo:color="#333333" officeooo:rsid="00089bf3"/>
    </style:style>
    <style:style style:name="T16" style:family="text">
      <style:text-properties fo:color="#333333" officeooo:rsid="000b0d8d"/>
    </style:style>
    <style:style style:name="T17" style:family="text">
      <style:text-properties fo:color="#333333" fo:font-weight="bold" style:font-weight-asian="bold" style:font-weight-complex="bold"/>
    </style:style>
    <style:style style:name="T18" style:family="text">
      <style:text-properties fo:color="#333333" style:text-underline-style="none"/>
    </style:style>
    <style:style style:name="T19" style:family="text">
      <style:text-properties fo:color="#333333" style:font-name="Helvetica1" style:text-underline-style="none" style:font-size-asian="12pt" style:font-size-complex="12pt" loext:padding="0cm" loext:border="none"/>
    </style:style>
    <style:style style:name="T20" style:family="text">
      <style:text-properties style:text-underline-style="none"/>
    </style:style>
    <style:style style:name="T21" style:family="text">
      <style:text-properties style:text-underline-style="none" officeooo:rsid="000c23ae"/>
    </style:style>
    <style:style style:name="T22" style:family="text">
      <style:text-properties style:text-underline-style="none" officeooo:rsid="001254c5" style:font-size-asian="12pt" style:font-size-complex="12pt" loext:padding="0cm" loext:border="none"/>
    </style:style>
    <style:style style:name="T23" style:family="text">
      <style:text-properties fo:color="#252830" style:text-line-through-style="none" style:text-line-through-type="none" style:text-underline-style="none" fo:font-weight="bold" style:text-blinking="false" loext:padding="0cm" loext:border="none"/>
    </style:style>
    <style:style style:name="T24" style:family="text">
      <style:text-properties fo:color="#252830" style:text-line-through-style="none" style:text-line-through-type="none" style:text-underline-style="none" fo:font-weight="bold" style:text-blinking="false" style:font-weight-asian="bold" style:font-weight-complex="bold" loext:padding="0cm" loext:border="none"/>
    </style:style>
    <style:style style:name="T25" style:family="text">
      <style:text-properties fo:font-size="12pt" style:font-size-asian="12pt" style:font-size-complex="12pt"/>
    </style:style>
    <style:style style:name="T26" style:family="text">
      <style:text-properties fo:font-weight="bold" style:font-weight-asian="bold" style:font-weight-complex="bold" loext:padding="0cm" loext:border="none"/>
    </style:style>
    <style:style style:name="T27" style:family="text">
      <style:text-properties fo:color="#444444" style:font-name="Helvetica1" fo:font-size="13.5pt" style:text-underline-style="none" style:font-size-asian="12pt" style:font-size-complex="12pt" loext:padding="0cm" loext:border="none"/>
    </style:style>
    <style:style style:name="T28" style:family="text">
      <style:text-properties fo:text-transform="capitalize" fo:color="#0066cc" style:text-line-through-style="none" style:text-line-through-type="none" fo:font-size="15.75pt" style:text-underline-style="none" fo:font-weight="normal" style:text-blinking="false" loext:padding="0cm" loext:border="none"/>
    </style:style>
    <style:style style:name="T29" style:family="text">
      <style:text-properties fo:text-transform="capitalize" fo:color="#007826" style:text-line-through-style="none" style:text-line-through-type="none" fo:font-size="15.75pt" style:text-underline-style="none" fo:font-weight="normal" officeooo:rsid="001473ac" style:text-blinking="false" loext:padding="0cm" loext:border="none"/>
    </style:style>
    <style:style style:name="T30" style:family="text">
      <style:text-properties fo:color="#000088" style:text-underline-style="none" loext:padding="0cm" loext:border="none"/>
    </style:style>
    <style:style style:name="T31" style:family="text">
      <style:text-properties fo:color="#000088" style:text-underline-style="none" style:font-size-asian="12pt" style:font-size-complex="12pt" loext:padding="0cm" loext:border="none"/>
    </style:style>
    <style:style style:name="T32" style:family="text">
      <style:text-properties fo:color="#000088" style:font-name="Helvetica1" style:text-underline-style="none" style:font-size-asian="12pt" style:font-size-complex="12pt" loext:padding="0cm" loext:border="none"/>
    </style:style>
    <style:style style:name="T33" style:family="text">
      <style:text-properties fo:color="#000088" style:font-name="Helvetica1" style:font-size-asian="12pt" style:font-size-complex="12pt" loext:padding="0cm" loext:border="none"/>
    </style:style>
    <style:style style:name="T34" style:family="text">
      <style:text-properties fo:color="#000088" style:font-size-asian="12pt" style:font-size-complex="12pt" loext:padding="0cm" loext:border="none"/>
    </style:style>
    <style:style style:name="T35" style:family="text">
      <style:text-properties fo:color="#000088" loext:padding="0cm" loext:border="none"/>
    </style:style>
    <style:style style:name="T36" style:family="text">
      <style:text-properties fo:color="#000088" style:font-name="monospace" fo:font-size="12pt" fo:font-style="normal" fo:font-weight="normal" loext:padding="0cm" loext:border="none"/>
    </style:style>
    <style:style style:name="T37" style:family="text">
      <style:text-properties fo:color="#000000" style:text-underline-style="none" loext:padding="0cm" loext:border="none"/>
    </style:style>
    <style:style style:name="T38" style:family="text">
      <style:text-properties fo:color="#000000" style:text-underline-style="none" style:font-size-asian="12pt" style:font-size-complex="12pt" loext:padding="0cm" loext:border="none"/>
    </style:style>
    <style:style style:name="T39" style:family="text">
      <style:text-properties fo:color="#000000" style:font-name="Helvetica1" style:text-underline-style="none" style:font-size-asian="12pt" style:font-size-complex="12pt" loext:padding="0cm" loext:border="none"/>
    </style:style>
    <style:style style:name="T40" style:family="text">
      <style:text-properties fo:color="#000000" style:font-name="Helvetica1" style:text-underline-style="none" loext:padding="0cm" loext:border="none"/>
    </style:style>
    <style:style style:name="T41" style:family="text">
      <style:text-properties fo:color="#000000" style:font-name="Helvetica1" style:font-size-asian="12pt" style:font-size-complex="12pt" loext:padding="0cm" loext:border="none"/>
    </style:style>
    <style:style style:name="T42" style:family="text">
      <style:text-properties fo:color="#000000" loext:padding="0cm" loext:border="none"/>
    </style:style>
    <style:style style:name="T43" style:family="text">
      <style:text-properties fo:color="#000000" style:font-size-asian="12pt" style:font-size-complex="12pt" loext:padding="0cm" loext:border="none"/>
    </style:style>
    <style:style style:name="T44" style:family="text">
      <style:text-properties fo:color="#000000" style:font-name="monospace" fo:font-size="12pt" fo:font-style="normal" fo:font-weight="normal" loext:padding="0cm" loext:border="none"/>
    </style:style>
    <style:style style:name="T45" style:family="text">
      <style:text-properties fo:color="#666600" style:text-underline-style="none" loext:padding="0cm" loext:border="none"/>
    </style:style>
    <style:style style:name="T46" style:family="text">
      <style:text-properties fo:color="#666600" style:text-underline-style="none" style:font-size-asian="12pt" style:font-size-complex="12pt" loext:padding="0cm" loext:border="none"/>
    </style:style>
    <style:style style:name="T47" style:family="text">
      <style:text-properties fo:color="#666600" style:font-name="Helvetica1" style:text-underline-style="none" style:font-size-asian="12pt" style:font-size-complex="12pt" loext:padding="0cm" loext:border="none"/>
    </style:style>
    <style:style style:name="T48" style:family="text">
      <style:text-properties fo:color="#666600" style:font-name="Helvetica1" style:text-underline-style="none" loext:padding="0cm" loext:border="none"/>
    </style:style>
    <style:style style:name="T49" style:family="text">
      <style:text-properties fo:color="#666600" style:font-name="Helvetica1" style:font-size-asian="12pt" style:font-size-complex="12pt" loext:padding="0cm" loext:border="none"/>
    </style:style>
    <style:style style:name="T50" style:family="text">
      <style:text-properties fo:color="#666600" loext:padding="0cm" loext:border="none"/>
    </style:style>
    <style:style style:name="T51" style:family="text">
      <style:text-properties fo:color="#666600" style:font-size-asian="12pt" style:font-size-complex="12pt" loext:padding="0cm" loext:border="none"/>
    </style:style>
    <style:style style:name="T52" style:family="text">
      <style:text-properties fo:color="#666600" style:font-name="monospace" fo:font-size="12pt" fo:font-style="normal" fo:font-weight="normal" loext:padding="0cm" loext:border="none"/>
    </style:style>
    <style:style style:name="T53" style:family="text">
      <style:text-properties fo:color="#660066" style:text-underline-style="none" loext:padding="0cm" loext:border="none"/>
    </style:style>
    <style:style style:name="T54" style:family="text">
      <style:text-properties fo:color="#660066" style:text-underline-style="none" style:font-size-asian="12pt" style:font-size-complex="12pt" loext:padding="0cm" loext:border="none"/>
    </style:style>
    <style:style style:name="T55" style:family="text">
      <style:text-properties fo:color="#660066" style:font-name="Helvetica1" style:text-underline-style="none" style:font-size-asian="12pt" style:font-size-complex="12pt" loext:padding="0cm" loext:border="none"/>
    </style:style>
    <style:style style:name="T56" style:family="text">
      <style:text-properties fo:color="#660066" style:font-name="Helvetica1" style:text-underline-style="none" loext:padding="0cm" loext:border="none"/>
    </style:style>
    <style:style style:name="T57" style:family="text">
      <style:text-properties fo:color="#660066" style:font-name="Helvetica1" style:font-size-asian="12pt" style:font-size-complex="12pt" loext:padding="0cm" loext:border="none"/>
    </style:style>
    <style:style style:name="T58" style:family="text">
      <style:text-properties fo:color="#660066" loext:padding="0cm" loext:border="none"/>
    </style:style>
    <style:style style:name="T59" style:family="text">
      <style:text-properties fo:color="#660066" style:font-size-asian="12pt" style:font-size-complex="12pt" loext:padding="0cm" loext:border="none"/>
    </style:style>
    <style:style style:name="T60" style:family="text">
      <style:text-properties fo:color="#660066" style:font-name="monospace" fo:font-size="12pt" fo:font-style="normal" fo:font-weight="normal" loext:padding="0cm" loext:border="none"/>
    </style:style>
    <style:style style:name="T61" style:family="text">
      <style:text-properties fo:color="#006666" style:text-underline-style="none" loext:padding="0cm" loext:border="none"/>
    </style:style>
    <style:style style:name="T62" style:family="text">
      <style:text-properties fo:color="#006666" style:font-name="monospace" fo:font-size="12pt" fo:font-style="normal" fo:font-weight="normal" loext:padding="0cm" loext:border="none"/>
    </style:style>
    <style:style style:name="T63" style:family="text">
      <style:text-properties fo:color="#222222" style:font-name="Helvetica1" style:text-underline-style="none" style:font-size-asian="12pt" style:font-size-complex="12pt" loext:padding="0cm" loext:border="none"/>
    </style:style>
    <style:style style:name="T64" style:family="text">
      <style:text-properties fo:color="#222222" fo:font-size="12pt" fo:font-weight="normal" style:font-size-asian="12pt" style:font-size-complex="12pt"/>
    </style:style>
    <style:style style:name="T65" style:family="text">
      <style:text-properties fo:color="#222222" fo:font-size="12pt" fo:font-weight="bold" style:font-size-asian="12pt" style:font-size-complex="12pt"/>
    </style:style>
    <style:style style:name="T66" style:family="text">
      <style:text-properties style:font-name="Helvetica1" style:text-underline-style="none" officeooo:rsid="000c23ae" style:font-size-asian="12pt" style:font-size-complex="12pt" loext:padding="0cm" loext:border="none"/>
    </style:style>
    <style:style style:name="T67" style:family="text">
      <style:text-properties style:font-name="Helvetica1" style:text-underline-style="none" style:font-size-asian="12pt" style:font-size-complex="12pt" loext:padding="0cm" loext:border="none"/>
    </style:style>
    <style:style style:name="T68" style:family="text">
      <style:text-properties style:font-name="Helvetica1" style:text-underline-style="none" officeooo:rsid="000f5b0f" style:font-size-asian="12pt" style:font-size-complex="12pt" loext:padding="0cm" loext:border="none"/>
    </style:style>
    <style:style style:name="T69" style:family="text">
      <style:text-properties style:font-name="Helvetica1" fo:font-size="13.5pt" style:text-underline-style="none" officeooo:rsid="00112586" style:font-size-asian="12pt" style:font-size-complex="12pt" loext:padding="0cm" loext:border="none"/>
    </style:style>
    <style:style style:name="T70" style:family="text">
      <style:text-properties style:font-name="Helvetica1" fo:font-size="13.5pt" style:text-underline-style="none" style:font-size-asian="12pt" style:font-size-complex="12pt" loext:padding="0cm" loext:border="none"/>
    </style:style>
    <style:style style:name="T71" style:family="text">
      <style:text-properties fo:color="#990000" style:font-name="Helvetica1" style:text-underline-style="none" style:font-size-asian="12pt" style:font-size-complex="12pt" loext:padding="0cm" loext:border="none"/>
    </style:style>
    <style:style style:name="T72" style:family="text">
      <style:text-properties fo:color="#008800" style:font-name="Helvetica1" style:text-underline-style="none" style:font-size-asian="12pt" style:font-size-complex="12pt" loext:padding="0cm" loext:border="none"/>
    </style:style>
    <style:style style:name="T73" style:family="text">
      <style:text-properties fo:color="#008800" style:font-name="Helvetica1" style:text-underline-style="none" loext:padding="0cm" loext:border="none"/>
    </style:style>
    <style:style style:name="T74" style:family="text">
      <style:text-properties fo:color="#880000" style:font-name="Helvetica1" style:text-underline-style="none" style:font-size-asian="12pt" style:font-size-complex="12pt" loext:padding="0cm" loext:border="none"/>
    </style:style>
    <style:style style:name="T75" style:family="text">
      <style:text-properties fo:color="#880000" style:font-size-asian="12pt" style:font-size-complex="12pt" loext:padding="0cm" loext:border="none"/>
    </style:style>
    <style:style style:name="T76" style:family="text">
      <style:text-properties fo:color="#c5000b" style:font-name="Helvetica1" style:text-underline-style="none" style:font-size-asian="12pt" style:font-size-complex="12pt" loext:padding="0cm" loext:border="none"/>
    </style:style>
    <style:style style:name="T77" style:family="text">
      <style:text-properties fo:color="#6600cc" style:font-name="Helvetica1" style:text-underline-style="none" style:font-size-asian="12pt" style:font-size-complex="12pt" loext:padding="0cm" loext:border="none"/>
    </style:style>
    <style:style style:name="T78" style:family="text">
      <style:text-properties fo:color="#336600" style:text-underline-style="none"/>
    </style:style>
    <style:style style:name="T79" style:family="text">
      <style:text-properties fo:color="#006600"/>
    </style:style>
    <style:style style:name="T80" style:family="text">
      <style:text-properties fo:color="#006600" style:text-underline-style="none"/>
    </style:style>
    <style:style style:name="T81" style:family="text">
      <style:text-properties fo:color="#006600" officeooo:rsid="0019b806"/>
    </style:style>
    <style:style style:name="T82" style:family="text">
      <style:text-properties officeooo:rsid="0019b806"/>
    </style:style>
    <text:list-style style:name="L1">
      <text:list-level-style-image text:level="1" xlink:href="Pictures/100002000000000C0000000C87F35587DE96D222.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image text:level="1" xlink:href="Pictures/100002000000000C0000000C87F35587DE96D222.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mplicit, Explicit, &amp; Fluent Wait in Selenium WebDriver</text:h>
      <text:p text:style-name="P2"/>
      <text:list xml:id="list2093488866377554034" text:style-name="L1">
        <text:list-item>
          <text:p text:style-name="P18"><text:span text:style-name="T13">I</text:span>n automation testing, waiting makes the test execution pause for a certain amount of time before continuing with the next step.</text:p>
        </text:list-item>
        <text:list-item>
          <text:p text:style-name="P18">Selenium WebDriver provides various commands for implementing wait.</text:p>
        </text:list-item>
        <text:list-item>
          <text:p text:style-name="P18">Webdriver Wait commands help here to overcome the issues that occur due to the variation in time lag.</text:p>
        </text:list-item>
        <text:list-item>
          <text:p text:style-name="P26">Webdriver does this by checking if the element is present or visible or enabled or clickable etc.</text:p>
        </text:list-item>
      </text:list>
      <text:p text:style-name="P19"/>
      <text:p text:style-name="P19"/>
      <text:p text:style-name="P21">For Example :</text:p>
      <text:p text:style-name="P21"/>
      <text:list xml:id="list5124021618688352533" text:style-name="L2">
        <text:list-item>
          <text:p text:style-name="P24"><text:span text:style-name="T15">Waits help the user to troubleshoot issues observed while re-directing to different web pages and during loading of new web elements.</text:span><text:span text:style-name="T14">After refreshing the page, a time lag appears during reloading of the web pages and the web elements.</text:span></text:p>
        </text:list-item>
        <text:list-item>
          <text:p text:style-name="P25"><text:span text:style-name="T15">W</text:span><text:span text:style-name="T16">ebDriver Handle </text:span><text:span text:style-name="T14">recurring page loads, invocation of pop-ups, alert messages, and the reflection of HTML objects on the web page.</text:span></text:p>
        </text:list-item>
      </text:list>
      <text:p text:style-name="P20"/>
      <text:p text:style-name="P23">Types of waits :</text:p>
      <text:p text:style-name="P22"/>
      <text:p text:style-name="P1"><text:span text:style-name="Strong_20_Emphasis"><text:span text:style-name="T26">1-</text:span></text:span><text:a xlink:type="simple" xlink:href="https://www.techbeamers.com/webdriver-wait-commands-tutorial-examples/#webdriver-implicit-wait" text:style-name="Internet_20_link" text:visited-style-name="Visited_20_Internet_20_Link"><text:span text:style-name="Strong_20_Emphasis"><text:span text:style-name="T24">Implicit Wait</text:span></text:span></text:a><text:span text:style-name="T17"><text:line-break/></text:span><text:span text:style-name="Strong_20_Emphasis"><text:span text:style-name="T26">2-</text:span></text:span><text:a xlink:type="simple" xlink:href="https://www.techbeamers.com/webdriver-wait-commands-tutorial-examples/#webdriver-explicit-wait" text:style-name="Internet_20_link" text:visited-style-name="Visited_20_Internet_20_Link"><text:span text:style-name="Strong_20_Emphasis"><text:span text:style-name="T23">Explicit Wait</text:span></text:span></text:a></text:p>
      <text:p text:style-name="P1"><text:span text:style-name="Strong_20_Emphasis"><text:span text:style-name="T23"/></text:span></text:p>
      <text:h text:style-name="P15" text:outline-level="3"><text:span text:style-name="Strong_20_Emphasis"><text:span text:style-name="T28">1- Implicit WebDriver Wait Commands.</text:span></text:span></text:h>
      <text:p text:style-name="P30"><text:span text:style-name="Strong_20_Emphasis"><text:span text:style-name="T29"/></text:span></text:p>
      <text:list xml:id="list4625290465260637152" text:style-name="L3">
        <text:list-item>
          <text:p text:style-name="P27"><text:span text:style-name="T21">i</text:span><text:span text:style-name="T20">mplicit waits are used to provide a default waiting time between each consecutive test step/command across the entire test script. Once you’d defined the implicit wait for X seconds, then the next step would only run after waiting for the X seconds.</text:span></text:p>
        </text:list-item>
        <text:list-item>
          <text:p text:style-name="P40"><text:span text:style-name="T20">Implicit wait always applied globally ( is available for all the WebElements), if driver is intracting 50 elements its is applied to them.</text:span></text:p>
        </text:list-item>
        <text:list-item>
          <text:p text:style-name="P41"><text:span text:style-name="T20">Its is call Dynamic wait <text:s/></text:span></text:p>
        </text:list-item>
        <text:list-item>
          <text:p text:style-name="P41"><text:span text:style-name="T20">Why <text:s/>? <text:s/>Selenium is wait for given time if element not <text:s/>found it will throw a error ,if we give time for 20 sec and element found within <text:s/>2 sec than selemium ignore the remaining 18 sec and move to the next step, that’s why it called dynamic wait.</text:span></text:p>
        </text:list-item>
        <text:list-item>
          <text:p text:style-name="P41"><text:span text:style-name="T20">Directly applied on </text:span><text:span text:style-name="T80">driver </text:span></text:p>
        </text:list-item>
        <text:list-item>
          <text:p text:style-name="P32">The drawback with implicit wait is that it increases the test script execution time.</text:p>
        </text:list-item>
        <text:list-item>
          <text:p text:style-name="P28"><text:soft-page-break/>The default setting is 0.</text:p>
        </text:list-item>
        <text:list-item>
          <text:p text:style-name="P34"><text:span text:style-name="T20">The implicit wait will tell to the web driver to wait for certain amount of time before it throws a "No Such Element Exception".</text:span><text:span text:style-name="T18"> </text:span></text:p>
        </text:list-item>
        <text:list-item>
          <text:p text:style-name="P29">It means that if the element is not located on the web page within that time frame, it will throw an exception.</text:p>
        </text:list-item>
        <text:list-item>
          <text:p text:style-name="P32">For using implicit waits in the test scripts, it’s mandatory to import the following package.</text:p>
        </text:list-item>
        <text:list-item>
          <text:p text:style-name="P33">Change any where in script</text:p>
          <text:p text:style-name="P46"><text:span text:style-name="T30">import</text:span><text:span text:style-name="T37"> java</text:span><text:span text:style-name="T45">.</text:span><text:span text:style-name="T37">util</text:span><text:span text:style-name="T45">.</text:span><text:span text:style-name="T37">concurrent</text:span><text:span text:style-name="T45">.</text:span><text:span text:style-name="T53">TimeUnit</text:span><text:span text:style-name="T45">;</text:span></text:p>
          <text:p text:style-name="P50"/>
        </text:list-item>
        <text:list-item>
          <text:p text:style-name="P54">Syntax of implicit wait</text:p>
          <text:p text:style-name="P54"><text:s/></text:p>
          <text:p text:style-name="P48"><text:span text:style-name="T37">driver</text:span><text:span text:style-name="T45">.</text:span><text:span text:style-name="T37">manage</text:span><text:span text:style-name="T45">().</text:span><text:span text:style-name="T37">timeouts</text:span><text:span text:style-name="T45">().</text:span><text:span text:style-name="T37">implicitlyWait</text:span><text:span text:style-name="T45">(</text:span><text:span text:style-name="T61">10</text:span><text:span text:style-name="T45">,</text:span><text:span text:style-name="T37"> </text:span><text:span text:style-name="T53">TimeUnit</text:span><text:span text:style-name="T45">.</text:span><text:span text:style-name="T37">SECONDS</text:span><text:span text:style-name="T45">);</text:span></text:p>
          <text:p text:style-name="P51"><text:s/></text:p>
        </text:list-item>
        <text:list-item>
          <text:p text:style-name="P56">Implicit wait will accept 2 parameters, the first parameter will accept the time as an integer value and the second parameter will accept the time measurement in terms of SECONDS, MINUTES, MILISECOND, MICROSECONDS, NANOSECONDS, DAYS, HOURS, etc.</text:p>
        </text:list-item>
      </text:list>
      <text:p text:style-name="P57"/>
      <text:p text:style-name="P57"/>
      <text:p text:style-name="P63">Explicit Wait ...</text:p>
      <text:p text:style-name="P63"/>
      <text:list xml:id="list175444220269957" text:continue-numbering="true" text:style-name="L3">
        <text:list-item>
          <text:p text:style-name="P66"><text:span text:style-name="T1"><text:s/></text:span><text:span text:style-name="T2">The explicit wait is used to tell the Web Driver to wait for certain conditions (</text:span><text:span text:style-name="Strong_20_Emphasis"><text:span text:style-name="T3">Expected Conditions</text:span></text:span><text:span text:style-name="T2">) or the maximum time exceeded before throwing an "</text:span><text:span text:style-name="Strong_20_Emphasis"><text:span text:style-name="T3">ElementNotVisibleException</text:span></text:span><text:span text:style-name="T2">" exception.</text:span></text:p>
        </text:list-item>
        <text:list-item>
          <text:p text:style-name="P66"><text:span text:style-name="T8">Once we declare explicit wait we have to use "</text:span><text:span text:style-name="Strong_20_Emphasis"><text:span text:style-name="T9">ExpectedCondtions</text:span></text:span><text:span text:style-name="T8">" or we can configure how frequently we want to check the condition using </text:span><text:span text:style-name="Strong_20_Emphasis"><text:span text:style-name="T10">Fluent Wait</text:span></text:span><text:span text:style-name="T11">.</text:span></text:p>
          <text:p text:style-name="P59"/>
        </text:list-item>
        <text:list-item>
          <text:p text:style-name="P56">Thus whenever the expected condition occurs, the program control will move to the next step for execution instead of forcefully waiting for the entire 30 seconds (defined wait time). </text:p>
          <text:p text:style-name="P56"/>
        </text:list-item>
        <text:list-item>
          <text:p text:style-name="P56">Thus whenever the expected condition occurs, the program control will move to the next step for execution instead of forcefully waiting for the entire 30 seconds (defined wait time).</text:p>
        </text:list-item>
        <text:list-item>
          <text:p text:style-name="P60">We don’t have any keyword for Explicit wait explicit wait <text:span text:style-name="T82">is available in form of</text:span> <text:span text:style-name="T79">WebDriverWait </text:span><text:span text:style-name="T81">with some ExpectedCondition</text:span></text:p>
        </text:list-item>
        <text:list-item>
          <text:p text:style-name="P61"><text:span text:style-name="T67">For using explicit wait </text:span><text:span text:style-name="T66">I</text:span><text:span text:style-name="T67">mport :-</text:span></text:p>
          <text:p text:style-name="P55"><text:span text:style-name="T22"><text:s/></text:span><text:span text:style-name="T31">import</text:span><text:span text:style-name="T38"> org</text:span><text:span text:style-name="T46">.</text:span><text:span text:style-name="T38">openqa</text:span><text:span text:style-name="T46">.</text:span><text:span text:style-name="T38">selenium</text:span><text:span text:style-name="T46">.</text:span><text:span text:style-name="T38">support</text:span><text:span text:style-name="T46">.</text:span><text:span text:style-name="T38">ui</text:span><text:span text:style-name="T46">.</text:span><text:span text:style-name="T54">ExpectedConditions</text:span></text:p>
        </text:list-item>
      </text:list>
      <text:p text:style-name="P10"><text:span text:style-name="T35"><text:tab/>import</text:span><text:span text:style-name="T42"> org</text:span><text:span text:style-name="T50">.</text:span><text:span text:style-name="T42">openqa</text:span><text:span text:style-name="T50">.</text:span><text:span text:style-name="T42">selenium</text:span><text:span text:style-name="T50">.</text:span><text:span text:style-name="T42">support</text:span><text:span text:style-name="T50">.</text:span><text:span text:style-name="T42">ui</text:span><text:span text:style-name="T50">.</text:span><text:span text:style-name="T58">WebDriverWait</text:span></text:p>
      <text:p text:style-name="P58"><text:soft-page-break/></text:p>
      <text:list xml:id="list175443759737815" text:continue-numbering="true" text:style-name="L3">
        <text:list-item>
          <text:p text:style-name="P62"><text:span text:style-name="T66">S</text:span><text:span text:style-name="T67">yantax:</text:span></text:p>
          <text:p text:style-name="P64"><text:span text:style-name="T68"><text:s text:c="6"/></text:span><text:span text:style-name="T19">WebDriverWait </text:span><text:span text:style-name="T71">wait </text:span><text:span text:style-name="T19">= new WebDriverWait(</text:span><text:span text:style-name="T77">WebDriverRefrence,</text:span><text:span text:style-name="T76">TimeOut</text:span><text:span text:style-name="T19">);</text:span></text:p>
          <text:p text:style-name="P64"><text:span text:style-name="T63"><text:s/></text:span><text:span text:style-name="T39">wait</text:span><text:span text:style-name="T47">.</text:span><text:span text:style-name="T32">until</text:span><text:span text:style-name="T47">(</text:span><text:span text:style-name="T55">ExpectedConditions</text:span><text:span text:style-name="T47">.</text:span><text:span text:style-name="T19">visibilityOfElementLocated</text:span><text:span text:style-name="T47">(</text:span><text:span text:style-name="T55">By</text:span><text:span text:style-name="T47">.</text:span><text:span text:style-name="T39">xpath</text:span><text:span text:style-name="T47">(</text:span><text:span text:style-name="T72">"//div[contains(text(),'COMPOSE')]"</text:span><text:span text:style-name="T47">)));</text:span></text:p>
          <text:p text:style-name="P47"><text:span text:style-name="T40">driver</text:span><text:span text:style-name="T48">.</text:span><text:span text:style-name="T40">findElement</text:span><text:span text:style-name="T48">(</text:span><text:span text:style-name="T56">By</text:span><text:span text:style-name="T48">.</text:span><text:span text:style-name="T40">xpath</text:span><text:span text:style-name="T48">(</text:span><text:span text:style-name="T73">"//div[contains(text(),'COMPOSE')]"</text:span><text:span text:style-name="T48">)).</text:span><text:span text:style-name="T40">click</text:span><text:span text:style-name="T48">();</text:span></text:p>
          <text:p text:style-name="P52"/>
        </text:list-item>
      </text:list>
      <text:h text:style-name="P67" text:outline-level="4">Types Of Expected Conditions...</text:h>
      <text:h text:style-name="P16" text:outline-level="4"><text:span text:style-name="T69">1.</text:span><text:span text:style-name="T70">ElementToBeClickable()</text:span></text:h>
      <text:p text:style-name="P5"><text:span text:style-name="T27"><text:s/></text:span><text:span text:style-name="T12">It can wait for an element to be clickable i.e. it should be present/displayed/visible on the screen as well as enabled.</text:span></text:p>
      <text:p text:style-name="P12"><text:span text:style-name="T39">wait</text:span><text:span text:style-name="T47">.</text:span><text:span text:style-name="T32">until</text:span><text:span text:style-name="T47">(</text:span><text:span text:style-name="T55">ExpectedConditions</text:span><text:span text:style-name="T47">.</text:span><text:span text:style-name="T39">elementToBeClickable</text:span><text:span text:style-name="T47">(</text:span><text:span text:style-name="T55">By</text:span><text:span text:style-name="T47">.</text:span><text:span text:style-name="T39">xpath</text:span><text:span text:style-name="T47">(“</text:span><text:span text:style-name="T74">//div[contains(text(),’COMPOSE’)]”)));</text:span></text:p>
      <text:p text:style-name="P6"><text:span text:style-name="T6">2.</text:span><text:span text:style-name="T7">TextToBePresentInElement().</text:span></text:p>
      <text:p text:style-name="P35">It waits for an HTML object that contains a matching string pattern.</text:p>
      <text:p text:style-name="P35"/>
      <text:p text:style-name="P9"><text:span text:style-name="T43">wait</text:span><text:span text:style-name="T51">.</text:span><text:span text:style-name="T34">until</text:span><text:span text:style-name="T51">(</text:span><text:span text:style-name="T59">ExpectedConditions</text:span><text:span text:style-name="T51">.</text:span><text:span text:style-name="T43">textToBePresentInElement</text:span><text:span text:style-name="T51">(</text:span><text:span text:style-name="T59">By</text:span><text:span text:style-name="T51">.</text:span><text:span text:style-name="T43">xpath</text:span><text:span text:style-name="T51">(“</text:span><text:span text:style-name="T75">//div[@id= ‘forgotPass'”), “text to be found”));</text:span></text:p>
      <text:p text:style-name="P42"/>
      <text:list xml:id="list4253677750342785875" text:style-name="L4">
        <text:list-item>
          <text:p text:style-name="P45">alertIsPresent()</text:p>
        </text:list-item>
        <text:list-item>
          <text:p text:style-name="P44">elementSelectionStateToBe()</text:p>
        </text:list-item>
        <text:list-item>
          <text:p text:style-name="P44">elementToBeClickable()</text:p>
        </text:list-item>
        <text:list-item>
          <text:p text:style-name="P44">elementToBeSelected()</text:p>
        </text:list-item>
        <text:list-item>
          <text:p text:style-name="P44">frameToBeAvaliableAndSwitchToIt()</text:p>
        </text:list-item>
        <text:list-item>
          <text:p text:style-name="P44">invisibilityOfTheElementLocated()</text:p>
        </text:list-item>
        <text:list-item>
          <text:p text:style-name="P44">invisibilityOfElementWithText()</text:p>
        </text:list-item>
        <text:list-item>
          <text:p text:style-name="P44">presenceOfAllElementsLocatedBy()</text:p>
        </text:list-item>
        <text:list-item>
          <text:p text:style-name="P44">presenceOfElementLocated()</text:p>
        </text:list-item>
        <text:list-item>
          <text:p text:style-name="P44">textToBePresentInElement()</text:p>
        </text:list-item>
        <text:list-item>
          <text:p text:style-name="P44">textToBePresentInElementLocated()</text:p>
        </text:list-item>
        <text:list-item>
          <text:p text:style-name="P44">textToBePresentInElementValue()</text:p>
        </text:list-item>
        <text:list-item>
          <text:p text:style-name="P44">titleIs()</text:p>
        </text:list-item>
        <text:list-item>
          <text:p text:style-name="P44">titleContains()</text:p>
        </text:list-item>
        <text:list-item>
          <text:p text:style-name="P44">visibilityOf()</text:p>
        </text:list-item>
        <text:list-item>
          <text:p text:style-name="P44">visibilityOfAllElements()</text:p>
        </text:list-item>
        <text:list-item>
          <text:p text:style-name="P44">visibilityOfAllElementsLocatedBy()</text:p>
        </text:list-item>
        <text:list-item>
          <text:p text:style-name="P36"><text:soft-page-break/>visibilityOfElementLocated()</text:p>
        </text:list-item>
      </text:list>
      <text:p text:style-name="P43">Helvetica;Arial;sans-serif</text:p>
      <text:h text:style-name="P17" text:outline-level="2">Fluent Wait...</text:h>
      <text:p text:style-name="P3">FluentWait is Class in selenium and implements the wait interface </text:p>
      <text:p text:style-name="P4"><text:span text:style-name="T64">The fluent wait is used to tell the web driver to wait for a condition, as well as the </text:span><text:span text:style-name="Strong_20_Emphasis"><text:span text:style-name="T65">frequency </text:span></text:span><text:span text:style-name="T64">with which we want to check the condition before throwing an "ElementNotVisibleException" exception.</text:span><text:span text:style-name="T25"><text:tab/><text:tab/><text:tab/><text:tab/><text:tab/></text:span></text:p>
      <text:p text:style-name="P7"><text:span text:style-name="Strong_20_Emphasis"><text:span text:style-name="T4">Frequency:</text:span></text:span><text:span text:style-name="T5">Setting up a repeat cycle with the time frame to verify/check the condition at the regular interval of time</text:span></text:p>
      <text:p text:style-name="P37"/>
      <text:p text:style-name="P37">Syntax...</text:p>
      <text:p text:style-name="P13"><text:span text:style-name="T57">Wait</text:span><text:span text:style-name="T41"> wait </text:span><text:span text:style-name="T49">=</text:span><text:span text:style-name="T41"> </text:span><text:span text:style-name="T33">new</text:span><text:span text:style-name="T41"> </text:span><text:span text:style-name="T57">FluentWait</text:span><text:span text:style-name="T49">(</text:span><text:span text:style-name="T41">driver</text:span><text:span text:style-name="T49">)</text:span><text:span text:style-name="T41"> <text:s text:c="3"/></text:span></text:p>
      <text:p text:style-name="P11"><text:span text:style-name="T42"><text:s text:c="4"/></text:span><text:span text:style-name="T52">.</text:span><text:span text:style-name="T44">withTimeout</text:span><text:span text:style-name="T52">(</text:span><text:span text:style-name="T62">30</text:span><text:span text:style-name="T52">,</text:span><text:span text:style-name="T44"> SECONDS</text:span><text:span text:style-name="T52">)</text:span><text:span text:style-name="T44"> <text:s text:c="3"/></text:span></text:p>
      <text:p text:style-name="P11"><text:span text:style-name="T42"><text:s text:c="4"/></text:span><text:span text:style-name="T52">.</text:span><text:span text:style-name="T44">pollingEvery</text:span><text:span text:style-name="T52">(</text:span><text:span text:style-name="T62">5</text:span><text:span text:style-name="T52">,</text:span><text:span text:style-name="T44"> SECONDS</text:span><text:span text:style-name="T52">)</text:span><text:span text:style-name="T44"> <text:s text:c="2"/></text:span></text:p>
      <text:p text:style-name="P11"><text:span text:style-name="T42"><text:s text:c="4"/></text:span><text:span text:style-name="T52">.</text:span><text:span text:style-name="T44">ignoring</text:span><text:span text:style-name="T52">(</text:span><text:span text:style-name="T60">NoSuchElementException</text:span><text:span text:style-name="T52">.</text:span><text:span text:style-name="T36">class</text:span><text:span text:style-name="T52">);</text:span></text:p>
      <text:p text:style-name="P37"/>
      <text:p text:style-name="P37"/>
      <text:p text:style-name="P38"/>
      <text:p text:style-name="P39">For Example...</text:p>
      <text:p text:style-name="P38">Let's consider a scenario where an element is loaded at different intervals of time. The element might load within 10 seconds, 20 seconds or even more then that if we declare an explicit wait of 20 seconds. It will wait till the specified time before throwing an exception. In such scenarios, the fluent wait is the ideal wait to use as this will try to find the element at different frequency until it finds it or the final timer runs out.</text:p>
      <text:p text:style-name="P38"/>
      <text:p text:style-name="Text_20_body"><text:line-break/></text:p>
      <text:p text:style-name="P7"><text:line-break/></text:p>
      <text:list xml:id="list175443532968532" text:continue-list="list175443759737815" text:style-name="L3">
        <text:list-header>
          <text:p text:style-name="P65"/>
        </text:list-header>
      </text:list>
      <text:p text:style-name="P57"/>
      <text:p text:style-name="P53"/>
      <text:p text:style-name="P53"/>
      <text:p text:style-name="P57"/>
      <text:p text:style-name="Text_20_body"><text:soft-page-break/><text:line-break/></text:p>
      <text:p text:style-name="P49"><text:s/></text:p>
      <text:p text:style-name="P8"><text:line-break/></text:p>
      <text:p text:style-name="P31"/>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Source Sans Pro" svg:font-family="'Source Sans Pro', Arial, sans-serif"/>
    <style:font-face style:name="monospace" svg:font-family="monospace"/>
    <style:font-face style:name="FreeSans1" svg:font-family="FreeSans" style:font-family-generic="swiss"/>
    <style:font-face style:name="Helvetica1" svg:font-family="Helvetica, Arial,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14:03:36.279057345</meta:creation-date>
    <dc:date>2019-08-21T16:51:04.308097006</dc:date>
    <meta:editing-duration>PT1H4M43S</meta:editing-duration>
    <meta:editing-cycles>8</meta:editing-cycles>
    <meta:generator>LibreOffice/5.1.6.2$Linux_X86_64 LibreOffice_project/10m0$Build-2</meta:generator>
    <meta:document-statistic meta:table-count="0" meta:image-count="0" meta:object-count="0" meta:page-count="5" meta:paragraph-count="89" meta:word-count="829" meta:character-count="5747" meta:non-whitespace-character-count="4993"/>
  </office:meta>
</office:document-meta>
</file>